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1ea73" officeooo:paragraph-rsid="0011ea73"/>
    </style:style>
    <style:style style:name="P2" style:family="paragraph" style:parent-style-name="Standard">
      <style:text-properties officeooo:rsid="00136bb2" officeooo:paragraph-rsid="00136bb2"/>
    </style:style>
    <style:style style:name="P3" style:family="paragraph" style:parent-style-name="Standard">
      <style:text-properties officeooo:rsid="0014726d" officeooo:paragraph-rsid="0014726d"/>
    </style:style>
    <style:style style:name="P4" style:family="paragraph" style:parent-style-name="Standard">
      <style:text-properties officeooo:rsid="00165b26" officeooo:paragraph-rsid="00165b26"/>
    </style:style>
    <style:style style:name="T1" style:family="text">
      <style:text-properties officeooo:rsid="00135273"/>
    </style:style>
    <style:style style:name="T2" style:family="text">
      <style:text-properties officeooo:rsid="00165b26"/>
    </style:style>
    <style:style style:name="T3" style:family="text">
      <style:text-properties officeooo:rsid="001795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a) <text:s/>I would choose an incremental process for developing the system. <text:s/>From looking at the description of the application, it becomes clear that the project can be broken into separate self-contained modules. <text:s/>An incremental approach would allow components to be designed individually and separately.</text:p>
      <text:p text:style-name="P1"/>
      <text:p text:style-name="P1">1b) <text:s/>A waterfall process is infeasible because it assumes that the entire system can be designed, created and tested in one cycle. <text:s/>This system does <text:s/>not have entirely clear design specifications (it could be expanded upon) so the waterfall method would be impossible to follow for this project.</text:p>
      <text:p text:style-name="P1"/>
      <text:p text:style-name="P1">2) Efficiency, Usability, Reusability, Maintainability, <text:span text:style-name="T1">Interoperability</text:span></text:p>
      <text:p text:style-name="P2"/>
      <text:p text:style-name="P2">3)...</text:p>
      <text:p text:style-name="P2"/>
      <text:p text:style-name="P3"><text:span text:style-name="T2">4</text:span>) a) Facade b) Interpreter c) memento d) Interpreter e) Builder</text:p>
      <text:p text:style-name="P4"/>
      <text:p text:style-name="P4">5) a) A. b) C. c) C. d) A.</text:p>
      <text:p text:style-name="P4">6)</text:p>
      <text:p text:style-name="P4">7)</text:p>
      <text:p text:style-name="P4">8a) A,B,E,G</text:p>
      <text:p text:style-name="P4">8b) <text:span text:style-name="T3">Path to D = 2 + 4 + 2 = 8 Critical Path = 19 Delta = 19 – 8 = 11 person-weeks</text:span></text:p>
      <text:p text:style-name="P4">8c) 2+4+9+14 = 19 person-wee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red </meta:initial-creator>
    <meta:creation-date>2014-11-24T19:36:05.155994961</meta:creation-date>
    <dc:date>2014-11-25T14:44:44.559762051</dc:date>
    <dc:creator>jared </dc:creator>
    <meta:editing-duration>PT1H18M44S</meta:editing-duration>
    <meta:editing-cycles>4</meta:editing-cycles>
    <meta:generator>LibreOffice/4.1.3.2$Linux_X86_64 LibreOffice_project/410m0$Build-2</meta:generator>
    <meta:document-statistic meta:table-count="0" meta:image-count="0" meta:object-count="0" meta:page-count="1" meta:paragraph-count="11" meta:word-count="151" meta:character-count="888" meta:non-whitespace-character-count="741"/>
  </office:meta>
</office:document-meta>
</file>